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666666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666666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00">
      <style:table-cell-properties fo:background-color="#e6e6e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c0c0c0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4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000000"/>
    </style:style>
    <style:style style:name="ce16" style:family="table-cell" style:parent-style-name="Default">
      <style:table-cell-properties fo:background-color="#666666"/>
    </style:style>
    <style:style style:name="ce17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121">
      <style:table-cell-properties fo:background-color="#666666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21" style:family="table-cell" style:parent-style-name="Default">
      <style:table-cell-properties fo:background-color="#66666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 style:data-style-name="N121">
      <style:table-cell-properties fo:background-color="#ffff99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5" style:family="table-cell" style:parent-style-name="Default">
      <style:table-cell-properties fo:background-color="#666666" style:text-align-source="fix" style:repeat-content="false"/>
      <style:paragraph-properties fo:text-align="justify" fo:margin-left="0in"/>
    </style:style>
    <style:style style:name="ce26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>
      <style:table-cell-properties fo:background-color="#666666" style:text-align-source="fix" style:repeat-content="false"/>
      <style:paragraph-properties fo:text-align="start" fo:margin-left="0in"/>
    </style:style>
    <style:style style:name="ce30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1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32" style:family="table-cell" style:parent-style-name="Default" style:data-style-name="N122">
      <style:table-cell-properties fo:background-color="#666666" style:text-align-source="fix" style:repeat-content="false"/>
      <style:paragraph-properties fo:text-align="start" fo:margin-left="0in"/>
    </style:style>
    <style:style style:name="ce33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  <style:style style:name="ce34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14" table:default-cell-style-name="ce6"/>
        <table:table-column table:style-name="co2" table:default-cell-style-name="Default"/>
        <table:table-column table:style-name="co3" table:number-columns-repeated="2" table:default-cell-style-name="ce6"/>
        <table:table-column table:style-name="co3" table:default-cell-style-name="Default"/>
        <table:table-column table:style-name="co3" table:default-cell-style-name="ce6"/>
        <table:table-column table:style-name="co3" table:number-columns-repeated="9" table:default-cell-style-name="Default"/>
        <table:table-column table:style-name="co3" table:number-columns-repeated="5" table:default-cell-style-name="ce6"/>
        <table:table-column table:style-name="co3" table:default-cell-style-name="Default"/>
        <table:table-column table:style-name="co3" table:number-columns-repeated="2" table:default-cell-style-name="ce6"/>
        <table:table-column table:style-name="co3" table:default-cell-style-name="Default"/>
        <table:table-column table:style-name="co4" table:default-cell-style-name="ce15"/>
        <table:table-column table:style-name="co5" table:default-cell-style-name="ce20"/>
        <table:table-column table:style-name="co6" table:number-columns-repeated="4" table:default-cell-style-name="ce11"/>
        <table:table-column table:style-name="co4" table:default-cell-style-name="ce15"/>
        <table:table-column table:style-name="co6" table:default-cell-style-name="ce24"/>
        <table:table-column table:style-name="co7" table:default-cell-style-name="ce28"/>
        <table:table-column table:style-name="co4" table:default-cell-style-name="ce15"/>
        <table:table-column table:style-name="co6" table:default-cell-style-name="ce24"/>
        <table:table-column table:style-name="co2" table:default-cell-style-name="ce31"/>
        <table:table-column table:style-name="co4" table:default-cell-style-name="ce15"/>
        <table:table-column table:style-name="co6" table:default-cell-style-name="ce24"/>
        <table:table-column table:style-name="co7" table:default-cell-style-name="ce28"/>
        <table:table-column table:style-name="co2" table:number-columns-repeated="971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5" office:value-type="string" calcext:value-type="string">
            <text:p>A1</text:p>
          </table:table-cell>
          <table:table-cell table:style-name="ce5" office:value-type="string" calcext:value-type="string">
            <text:p>A2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A4</text:p>
          </table:table-cell>
          <table:table-cell table:style-name="ce5" office:value-type="string" calcext:value-type="string">
            <text:p>A5</text:p>
          </table:table-cell>
          <table:table-cell table:style-name="ce5" office:value-type="string" calcext:value-type="string">
            <text:p>A6</text:p>
          </table:table-cell>
          <table:table-cell table:style-name="ce8" office:value-type="string" calcext:value-type="string">
            <text:p>RN</text:p>
          </table:table-cell>
          <table:table-cell table:style-name="ce5" office:value-type="string" calcext:value-type="string">
            <text:p>MP2</text:p>
          </table:table-cell>
          <table:table-cell table:style-name="ce5" office:value-type="string" calcext:value-type="string">
            <text:p>A7</text:p>
          </table:table-cell>
          <table:table-cell table:style-name="ce5" office:value-type="string" calcext:value-type="string">
            <text:p>A8</text:p>
          </table:table-cell>
          <table:table-cell table:style-name="ce5" office:value-type="string" calcext:value-type="string">
            <text:p>A9 – 5I</text:p>
          </table:table-cell>
          <table:table-cell table:style-name="ce5" office:value-type="string" calcext:value-type="string">
            <text:p>A9 – LT</text:p>
          </table:table-cell>
          <table:table-cell table:style-name="ce5" office:value-type="string" calcext:value-type="string">
            <text:p>A10</text:p>
          </table:table-cell>
          <table:table-cell table:style-name="ce5" office:value-type="string" calcext:value-type="string">
            <text:p>A11</text:p>
          </table:table-cell>
          <table:table-cell table:style-name="ce5" office:value-type="string" calcext:value-type="string">
            <text:p>A12</text:p>
          </table:table-cell>
          <table:table-cell table:style-name="ce11" office:value-type="string" calcext:value-type="string">
            <text:p>A13</text:p>
          </table:table-cell>
          <table:table-cell table:style-name="ce11" office:value-type="string" calcext:value-type="string">
            <text:p>A14 – LT</text:p>
          </table:table-cell>
          <table:table-cell table:style-name="ce12" office:value-type="string" calcext:value-type="string">
            <text:p>RN</text:p>
          </table:table-cell>
          <table:table-cell table:style-name="ce13" office:value-type="string" calcext:value-type="string">
            <text:p>M3-P</text:p>
          </table:table-cell>
          <table:table-cell table:style-name="ce13" office:value-type="string" calcext:value-type="string">
            <text:p>A15</text:p>
          </table:table-cell>
          <table:table-cell table:style-name="ce13" office:value-type="string" calcext:value-type="string">
            <text:p>A16</text:p>
          </table:table-cell>
          <table:table-cell table:style-name="ce13" office:value-type="string" calcext:value-type="string">
            <text:p>A17</text:p>
          </table:table-cell>
          <table:table-cell table:style-name="ce13" office:value-type="string" calcext:value-type="string">
            <text:p>A17 – LT</text:p>
          </table:table-cell>
          <table:table-cell table:style-name="ce13" office:value-type="string" calcext:value-type="string">
            <text:p>A18 – RD</text:p>
          </table:table-cell>
          <table:table-cell table:style-name="ce13" office:value-type="string" calcext:value-type="string">
            <text:p>A18 – FD</text:p>
          </table:table-cell>
          <table:table-cell table:style-name="ce13" office:value-type="string" calcext:value-type="string">
            <text:p>A19</text:p>
          </table:table-cell>
          <table:table-cell table:style-name="ce13" office:value-type="string" calcext:value-type="string">
            <text:p>A20</text:p>
          </table:table-cell>
          <table:table-cell table:style-name="ce13" office:value-type="string" calcext:value-type="string">
            <text:p>A21</text:p>
          </table:table-cell>
          <table:table-cell table:style-name="ce11" office:value-type="string" calcext:value-type="string">
            <text:p>RN</text:p>
          </table:table-cell>
          <table:table-cell table:style-name="ce11" office:value-type="string" calcext:value-type="string">
            <text:p>A22</text:p>
          </table:table-cell>
          <table:table-cell table:style-name="ce11" office:value-type="string" calcext:value-type="string">
            <text:p>A23 – 1</text:p>
          </table:table-cell>
          <table:table-cell table:style-name="ce11" office:value-type="string" calcext:value-type="string">
            <text:p>A23 – 2</text:p>
          </table:table-cell>
          <table:table-cell table:style-name="ce13" office:value-type="string" calcext:value-type="string">
            <text:p>M4-P</text:p>
          </table:table-cell>
          <table:table-cell table:style-name="ce12" office:value-type="string" calcext:value-type="string">
            <text:p>RN</text:p>
          </table:table-cell>
          <table:table-cell table:style-name="ce11" office:value-type="string" calcext:value-type="string">
            <text:p>FP 1 – Poster</text:p>
          </table:table-cell>
          <table:table-cell table:style-name="ce11" office:value-type="string" calcext:value-type="string">
            <text:p>FP 2 – Present</text:p>
          </table:table-cell>
          <table:table-cell table:style-name="ce11" office:value-type="string" calcext:value-type="string">
            <text:p>FP 2 – Paper</text:p>
          </table:table-cell>
          <table:table-cell table:style-name="ce14"/>
          <table:table-cell table:style-name="ce17" office:value-type="string" calcext:value-type="string">
            <text:p>Final Grade</text:p>
          </table:table-cell>
          <table:table-cell table:style-name="ce19" office:value-type="string" calcext:value-type="string">
            <text:p>Final Grade</text:p>
          </table:table-cell>
          <table:table-cell table:style-name="ce19" office:value-type="string" calcext:value-type="string">
            <text:p>Submitted Grade</text:p>
          </table:table-cell>
          <table:table-cell table:style-name="ce19" office:value-type="string" calcext:value-type="string">
            <text:p>Final GPA</text:p>
          </table:table-cell>
          <table:table-cell table:style-name="ce19" office:value-type="string" calcext:value-type="string">
            <text:p>Submitted GPA</text:p>
          </table:table-cell>
          <table:table-cell table:style-name="ce14"/>
          <table:table-cell table:style-name="ce23" office:value-type="string" calcext:value-type="string">
            <text:p>Letter Grade</text:p>
          </table:table-cell>
          <table:table-cell table:style-name="ce27" office:value-type="string" calcext:value-type="string">
            <text:p>Numerical Grade</text:p>
          </table:table-cell>
          <table:table-cell table:style-name="ce14"/>
          <table:table-cell table:style-name="ce23" office:value-type="string" calcext:value-type="string">
            <text:p>Letter Grade</text:p>
          </table:table-cell>
          <table:table-cell table:style-name="ce30" office:value-type="string" calcext:value-type="string">
            <text:p>GPA </text:p>
          </table:table-cell>
          <table:table-cell table:style-name="ce14"/>
          <table:table-cell table:style-name="ce23"/>
          <table:table-cell table:style-name="ce27"/>
          <table:table-cell table:style-name="ce34" table:number-columns-repeated="964"/>
          <table:table-cell table:number-columns-repeated="7"/>
        </table:table-row>
        <table:table-row table:style-name="ro1">
          <table:table-cell table:style-name="ce2" office:value-type="string" calcext:value-type="string">
            <text:p>James Ballinger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10"/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A-</text:p>
          </table:table-cell>
          <table:table-cell office:value-type="string" calcext:value-type="string">
            <text:p>A-</text:p>
          </table:table-cell>
          <table:table-cell table:number-columns-repeated="3" table:style-name="ce6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table:number-columns-repeated="5" table:style-name="ce6" office:value-type="string" calcext:value-type="string">
            <text:p>A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10"/>
          <table:table-cell table:style-name="ce9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17" table:formula="of:=[.AG2] + [.AM2] + #REF!2 + #REF!2 + [.AG2] + [.AG2]" office:value-type="string" office:string-value="" calcext:value-type="error">
            <text:p>Err:509</text:p>
          </table:table-cell>
          <table:table-cell table:style-name="ce19" table:formula="of:=IF([.AN2]&gt;=0.9875;&quot;A+&quot;;  IF([.AN2]&gt;=0.94; &quot;A&quot;; IF([.AN2]&gt;=0.9; &quot;A-&quot;; IF([.AN2]&gt;=0.87; &quot;B+&quot;; IF([.AN2]&gt;=0.84;&quot;B&quot;; IF([.AN2]&gt;=0.8; &quot;B-&quot;; IF([.AN2]&gt;=0.77; &quot;C+&quot;; IF([.AN2]&gt;=0.74;&quot;C&quot;; IF([.AN2]&gt;=0.7; &quot;C-&quot;; IF([.AN2]&gt;=0.67; &quot;D+&quot;; IF([.AN2]&gt;=0.64;&quot;D&quot;; IF([.AN2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+</text:p>
          </table:table-cell>
          <table:table-cell table:style-name="ce19" table:formula="of:=VLOOKUP([.AO2]; [.$AW$2:.$AX$15]; 2; 0)" office:value-type="string" office:string-value="" calcext:value-type="error">
            <text:p>Err:509</text:p>
          </table:table-cell>
          <table:table-cell table:style-name="ce19" table:formula="of:=VLOOKUP([.AP2]; [.$AW$2:.$AX$15]; 2; 0)" office:value-type="float" office:value="3.3" calcext:value-type="float">
            <text:p>3.3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4" calcext:value-type="float">
            <text:p>4.0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Katherine Beisl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10"/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C+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10"/>
          <table:table-cell table:number-columns-repeated="3" table:style-name="ce6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A-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table:number-columns-repeated="3"/>
          <table:table-cell table:style-name="ce17" table:formula="of:=[.AG3] + [.AM3] + #REF!3 + #REF!3 + [.AG3] + [.AG3]" office:value-type="string" office:string-value="" calcext:value-type="error">
            <text:p>Err:509</text:p>
          </table:table-cell>
          <table:table-cell table:style-name="ce19" table:formula="of:=IF([.AN3]&gt;=0.9875;&quot;A+&quot;;  IF([.AN3]&gt;=0.94; &quot;A&quot;; IF([.AN3]&gt;=0.9; &quot;A-&quot;; IF([.AN3]&gt;=0.87; &quot;B+&quot;; IF([.AN3]&gt;=0.84;&quot;B&quot;; IF([.AN3]&gt;=0.8; &quot;B-&quot;; IF([.AN3]&gt;=0.77; &quot;C+&quot;; IF([.AN3]&gt;=0.74;&quot;C&quot;; IF([.AN3]&gt;=0.7; &quot;C-&quot;; IF([.AN3]&gt;=0.67; &quot;D+&quot;; IF([.AN3]&gt;=0.64;&quot;D&quot;; IF([.AN3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</text:p>
          </table:table-cell>
          <table:table-cell table:style-name="ce19" table:formula="of:=VLOOKUP([.AO3]; [.$AW$2:.$AX$15]; 2; 0)" office:value-type="string" office:string-value="" calcext:value-type="error">
            <text:p>Err:509</text:p>
          </table:table-cell>
          <table:table-cell table:style-name="ce19" table:formula="of:=VLOOKUP([.AP3]; [.$AW$2:.$AX$15]; 2; 0)" office:value-type="float" office:value="3" calcext:value-type="float">
            <text:p>3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Nathaniel Blak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A</text:p>
          </table:table-cell>
          <table:table-cell table:style-name="ce10"/>
          <table:table-cell table:number-columns-repeated="6" office:value-type="string" calcext:value-type="string">
            <text:p>A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+</text:p>
          </table:table-cell>
          <table:table-cell table:style-name="ce9" office:value-type="string" calcext:value-type="string">
            <text:p>F</text:p>
          </table:table-cell>
          <table:table-cell table:style-name="ce10"/>
          <table:table-cell table:number-columns-repeated="2" table:style-name="ce6"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table:number-columns-repeated="2" table:style-name="ce6" office:value-type="string" calcext:value-type="string">
            <text:p>A-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B-</text:p>
          </table:table-cell>
          <table:table-cell table:number-columns-repeated="2" table:style-name="ce6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9" office:value-type="string" calcext:value-type="string">
            <text:p>F</text:p>
          </table:table-cell>
          <table:table-cell office:value-type="string" calcext:value-type="string">
            <text:p>A-</text:p>
          </table:table-cell>
          <table:table-cell table:number-columns-repeated="3"/>
          <table:table-cell table:style-name="ce17" table:formula="of:=[.AG4] + [.AM4] + #REF!4 + #REF!4 + [.AG4] + [.AG4]" office:value-type="string" office:string-value="" calcext:value-type="error">
            <text:p>Err:509</text:p>
          </table:table-cell>
          <table:table-cell table:style-name="ce19" table:formula="of:=IF([.AN4]&gt;=0.9875;&quot;A+&quot;;  IF([.AN4]&gt;=0.94; &quot;A&quot;; IF([.AN4]&gt;=0.9; &quot;A-&quot;; IF([.AN4]&gt;=0.87; &quot;B+&quot;; IF([.AN4]&gt;=0.84;&quot;B&quot;; IF([.AN4]&gt;=0.8; &quot;B-&quot;; IF([.AN4]&gt;=0.77; &quot;C+&quot;; IF([.AN4]&gt;=0.74;&quot;C&quot;; IF([.AN4]&gt;=0.7; &quot;C-&quot;; IF([.AN4]&gt;=0.67; &quot;D+&quot;; IF([.AN4]&gt;=0.64;&quot;D&quot;; IF([.AN4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A</text:p>
          </table:table-cell>
          <table:table-cell table:style-name="ce19" table:formula="of:=VLOOKUP([.AO4]; [.$AW$2:.$AX$15]; 2; 0)" office:value-type="string" office:string-value="" calcext:value-type="error">
            <text:p>Err:509</text:p>
          </table:table-cell>
          <table:table-cell table:style-name="ce19" table:formula="of:=VLOOKUP([.AP4]; [.$AW$2:.$AX$15]; 2; 0)" office:value-type="float" office:value="4" calcext:value-type="float">
            <text:p>4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Cathal Chaffe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9" office:value-type="string" calcext:value-type="string">
            <text:p>F</text:p>
          </table:table-cell>
          <table:table-cell table:style-name="ce10"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-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B-</text:p>
          </table:table-cell>
          <table:table-cell table:style-name="ce10"/>
          <table:table-cell table:number-columns-repeated="2" table:style-name="ce6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B-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A-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style-name="ce17" table:formula="of:=[.AG5] + [.AM5] + #REF!5 + #REF!5 + [.AG5] + [.AG5]" office:value-type="string" office:string-value="" calcext:value-type="error">
            <text:p>Err:509</text:p>
          </table:table-cell>
          <table:table-cell table:style-name="ce19" table:formula="of:=IF([.AN5]&gt;=0.9875;&quot;A+&quot;;  IF([.AN5]&gt;=0.94; &quot;A&quot;; IF([.AN5]&gt;=0.9; &quot;A-&quot;; IF([.AN5]&gt;=0.87; &quot;B+&quot;; IF([.AN5]&gt;=0.84;&quot;B&quot;; IF([.AN5]&gt;=0.8; &quot;B-&quot;; IF([.AN5]&gt;=0.77; &quot;C+&quot;; IF([.AN5]&gt;=0.74;&quot;C&quot;; IF([.AN5]&gt;=0.7; &quot;C-&quot;; IF([.AN5]&gt;=0.67; &quot;D+&quot;; IF([.AN5]&gt;=0.64;&quot;D&quot;; IF([.AN5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C-</text:p>
          </table:table-cell>
          <table:table-cell table:style-name="ce19" table:formula="of:=VLOOKUP([.AO5]; [.$AW$2:.$AX$15]; 2; 0)" office:value-type="string" office:string-value="" calcext:value-type="error">
            <text:p>Err:509</text:p>
          </table:table-cell>
          <table:table-cell table:style-name="ce19" table:formula="of:=VLOOKUP([.AP5]; [.$AW$2:.$AX$15]; 2; 0)" office:value-type="float" office:value="1.7" calcext:value-type="float">
            <text:p>1.7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3" calcext:value-type="float">
            <text:p>3.3</text:p>
          </table:table-cell>
          <table:table-cell table:number-columns-repeated="974"/>
        </table:table-row>
        <table:table-row table:style-name="ro1">
          <table:table-cell table:style-name="ce3" office:value-type="string" calcext:value-type="string">
            <text:p>Matthew Clive</text:p>
          </table:table-cell>
          <table:table-cell table:style-name="ce7" office:value-type="string" calcext:value-type="string">
            <text:p>A</text:p>
          </table:table-cell>
          <table:table-cell table:number-columns-repeated="2" table:style-name="ce7" office:value-type="string" calcext:value-type="string">
            <text:p>A-</text:p>
          </table:table-cell>
          <table:table-cell table:number-columns-repeated="2" table:style-name="ce7" office:value-type="string" calcext:value-type="string">
            <text:p>A</text:p>
          </table:table-cell>
          <table:table-cell table:style-name="ce7" office:value-type="string" calcext:value-type="string">
            <text:p>F</text:p>
          </table:table-cell>
          <table:table-cell table:style-name="ce9" office:value-type="string" calcext:value-type="string">
            <text:p>A-</text:p>
          </table:table-cell>
          <table:table-cell table:style-name="ce7"/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B+</text:p>
          </table:table-cell>
          <table:table-cell table:number-columns-repeated="3" table:style-name="ce7" office:value-type="string" calcext:value-type="string">
            <text:p>F</text:p>
          </table:table-cell>
          <table:table-cell table:style-name="ce7" table:number-columns-repeated="2"/>
          <table:table-cell table:style-name="ce9" office:value-type="string" calcext:value-type="string">
            <text:p>F</text:p>
          </table:table-cell>
          <table:table-cell table:style-name="ce7" table:number-columns-repeated="15"/>
          <table:table-cell table:style-name="ce9"/>
          <table:table-cell table:style-name="ce7" table:number-columns-repeated="3"/>
          <table:table-cell table:style-name="ce16"/>
          <table:table-cell table:style-name="ce18" table:formula="of:=[.AG6] + [.AM6] + #REF!6 + #REF!6 + [.AG6] + [.AG6]" office:value-type="string" office:string-value="" calcext:value-type="error">
            <text:p>Err:509</text:p>
          </table:table-cell>
          <table:table-cell table:style-name="ce21" table:formula="of:=IF([.AN6]&gt;=0.9875;&quot;A+&quot;;  IF([.AN6]&gt;=0.94; &quot;A&quot;; IF([.AN6]&gt;=0.9; &quot;A-&quot;; IF([.AN6]&gt;=0.87; &quot;B+&quot;; IF([.AN6]&gt;=0.84;&quot;B&quot;; IF([.AN6]&gt;=0.8; &quot;B-&quot;; IF([.AN6]&gt;=0.77; &quot;C+&quot;; IF([.AN6]&gt;=0.74;&quot;C&quot;; IF([.AN6]&gt;=0.7; &quot;C-&quot;; IF([.AN6]&gt;=0.67; &quot;D+&quot;; IF([.AN6]&gt;=0.64;&quot;D&quot;; IF([.AN6]&gt;=0.6; &quot;D-&quot;; &quot;F&quot;))))))))))))" office:value-type="string" office:string-value="" calcext:value-type="error">
            <text:p>Err:509</text:p>
          </table:table-cell>
          <table:table-cell table:style-name="ce21" office:value-type="string" calcext:value-type="string">
            <text:p>C-</text:p>
          </table:table-cell>
          <table:table-cell table:style-name="ce21" table:formula="of:=VLOOKUP([.AO6]; [.$AW$2:.$AX$15]; 2; 0)" office:value-type="string" office:string-value="" calcext:value-type="error">
            <text:p>Err:509</text:p>
          </table:table-cell>
          <table:table-cell table:style-name="ce21" table:formula="of:=VLOOKUP([.AP6]; [.$AW$2:.$AX$15]; 2; 0)" office:value-type="float" office:value="1.7" calcext:value-type="float">
            <text:p>1.7</text:p>
          </table:table-cell>
          <table:table-cell table:style-name="ce16"/>
          <table:table-cell table:style-name="ce25" office:value-type="string" calcext:value-type="string">
            <text:p>B</text:p>
          </table:table-cell>
          <table:table-cell table:style-name="ce29" office:value-type="float" office:value="86" calcext:value-type="float">
            <text:p>86</text:p>
          </table:table-cell>
          <table:table-cell table:style-name="ce16"/>
          <table:table-cell table:style-name="ce25" office:value-type="string" calcext:value-type="string">
            <text:p>B</text:p>
          </table:table-cell>
          <table:table-cell table:style-name="ce32" office:value-type="float" office:value="3" calcext:value-type="float">
            <text:p>3.0</text:p>
          </table:table-cell>
          <table:table-cell table:style-name="ce16"/>
          <table:table-cell table:style-name="ce25"/>
          <table:table-cell table:style-name="ce29"/>
          <table:table-cell table:style-name="ce16" table:number-columns-repeated="971"/>
        </table:table-row>
        <table:table-row table:style-name="ro1">
          <table:table-cell table:style-name="ce2" office:value-type="string" calcext:value-type="string">
            <text:p>Francis Craf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10"/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C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style-name="ce9" office:value-type="string" calcext:value-type="string">
            <text:p>B-</text:p>
          </table:table-cell>
          <table:table-cell table:style-name="ce10"/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F</text:p>
          </table:table-cell>
          <table:table-cell table:number-columns-repeated="2" table:style-name="ce6" office:value-type="string" calcext:value-type="string">
            <text:p>A-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A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F</text:p>
          </table:table-cell>
          <table:table-cell office:value-type="string" calcext:value-type="string">
            <text:p>B-</text:p>
          </table:table-cell>
          <table:table-cell table:number-columns-repeated="3"/>
          <table:table-cell table:style-name="ce17" table:formula="of:=[.AG7] + [.AM7] + #REF!7 + #REF!7 + [.AG7] + [.AG7]" office:value-type="string" office:string-value="" calcext:value-type="error">
            <text:p>Err:509</text:p>
          </table:table-cell>
          <table:table-cell table:style-name="ce19" table:formula="of:=IF([.AN7]&gt;=0.9875;&quot;A+&quot;;  IF([.AN7]&gt;=0.94; &quot;A&quot;; IF([.AN7]&gt;=0.9; &quot;A-&quot;; IF([.AN7]&gt;=0.87; &quot;B+&quot;; IF([.AN7]&gt;=0.84;&quot;B&quot;; IF([.AN7]&gt;=0.8; &quot;B-&quot;; IF([.AN7]&gt;=0.77; &quot;C+&quot;; IF([.AN7]&gt;=0.74;&quot;C&quot;; IF([.AN7]&gt;=0.7; &quot;C-&quot;; IF([.AN7]&gt;=0.67; &quot;D+&quot;; IF([.AN7]&gt;=0.64;&quot;D&quot;; IF([.AN7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</text:p>
          </table:table-cell>
          <table:table-cell table:style-name="ce19" table:formula="of:=VLOOKUP([.AO7]; [.$AW$2:.$AX$15]; 2; 0)" office:value-type="string" office:string-value="" calcext:value-type="error">
            <text:p>Err:509</text:p>
          </table:table-cell>
          <table:table-cell table:style-name="ce19" table:formula="of:=VLOOKUP([.AP7]; [.$AW$2:.$AX$15]; 2; 0)" office:value-type="float" office:value="3" calcext:value-type="float">
            <text:p>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Brandon Ginoz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F</text:p>
          </table:table-cell>
          <table:table-cell table:style-name="ce10"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table:number-columns-repeated="3" table:style-name="ce6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-</text:p>
          </table:table-cell>
          <table:table-cell table:number-columns-repeated="2"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style-name="ce10"/>
          <table:table-cell table:style-name="ce9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table:number-columns-repeated="3"/>
          <table:table-cell table:style-name="ce17" table:formula="of:=[.AG8] + [.AM8] + #REF!8 + #REF!8 + [.AG8] + [.AG8]" office:value-type="string" office:string-value="" calcext:value-type="error">
            <text:p>Err:509</text:p>
          </table:table-cell>
          <table:table-cell table:style-name="ce19" table:formula="of:=IF([.AN8]&gt;=0.9875;&quot;A+&quot;;  IF([.AN8]&gt;=0.94; &quot;A&quot;; IF([.AN8]&gt;=0.9; &quot;A-&quot;; IF([.AN8]&gt;=0.87; &quot;B+&quot;; IF([.AN8]&gt;=0.84;&quot;B&quot;; IF([.AN8]&gt;=0.8; &quot;B-&quot;; IF([.AN8]&gt;=0.77; &quot;C+&quot;; IF([.AN8]&gt;=0.74;&quot;C&quot;; IF([.AN8]&gt;=0.7; &quot;C-&quot;; IF([.AN8]&gt;=0.67; &quot;D+&quot;; IF([.AN8]&gt;=0.64;&quot;D&quot;; IF([.AN8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C+</text:p>
          </table:table-cell>
          <table:table-cell table:style-name="ce19" table:formula="of:=VLOOKUP([.AO8]; [.$AW$2:.$AX$15]; 2; 0)" office:value-type="string" office:string-value="" calcext:value-type="error">
            <text:p>Err:509</text:p>
          </table:table-cell>
          <table:table-cell table:style-name="ce19" table:formula="of:=VLOOKUP([.AP8]; [.$AW$2:.$AX$15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Gabriel Kell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style-name="ce9" office:value-type="string" calcext:value-type="string">
            <text:p>A</text:p>
          </table:table-cell>
          <table:table-cell table:style-name="ce10"/>
          <table:table-cell table:style-name="ce6" office:value-type="string" calcext:value-type="string">
            <text:p>A-</text:p>
          </table:table-cell>
          <table:table-cell table:style-name="ce6" office:value-type="string" calcext:value-type="string">
            <text:p>A</text:p>
          </table:table-cell>
          <table:table-cell table:number-columns-repeated="3" table:style-name="ce6" office:value-type="string" calcext:value-type="string">
            <text:p>A-</text:p>
          </table:table-cell>
          <table:table-cell table:number-columns-repeated="2" table:style-name="ce6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B</text:p>
          </table:table-cell>
          <table:table-cell table:style-name="ce10"/>
          <table:table-cell table:style-name="ce9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table:number-columns-repeated="3"/>
          <table:table-cell table:style-name="ce17" table:formula="of:=[.AG9] + [.AM9] + #REF!9 + #REF!9 + [.AG9] + [.AG9]" office:value-type="string" office:string-value="" calcext:value-type="error">
            <text:p>Err:509</text:p>
          </table:table-cell>
          <table:table-cell table:style-name="ce19" table:formula="of:=IF([.AN9]&gt;=0.9875;&quot;A+&quot;;  IF([.AN9]&gt;=0.94; &quot;A&quot;; IF([.AN9]&gt;=0.9; &quot;A-&quot;; IF([.AN9]&gt;=0.87; &quot;B+&quot;; IF([.AN9]&gt;=0.84;&quot;B&quot;; IF([.AN9]&gt;=0.8; &quot;B-&quot;; IF([.AN9]&gt;=0.77; &quot;C+&quot;; IF([.AN9]&gt;=0.74;&quot;C&quot;; IF([.AN9]&gt;=0.7; &quot;C-&quot;; IF([.AN9]&gt;=0.67; &quot;D+&quot;; IF([.AN9]&gt;=0.64;&quot;D&quot;; IF([.AN9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C</text:p>
          </table:table-cell>
          <table:table-cell table:style-name="ce19" table:formula="of:=VLOOKUP([.AO9]; [.$AW$2:.$AX$15]; 2; 0)" office:value-type="string" office:string-value="" calcext:value-type="error">
            <text:p>Err:509</text:p>
          </table:table-cell>
          <table:table-cell table:style-name="ce19" table:formula="of:=VLOOKUP([.AP9]; [.$AW$2:.$AX$15]; 2; 0)" office:value-type="float" office:value="2" calcext:value-type="float">
            <text:p>2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Cody Kinne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-</text:p>
          </table:table-cell>
          <table:table-cell table:style-name="ce10"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A</text:p>
          </table:table-cell>
          <table:table-cell table:number-columns-repeated="3" table:style-name="ce6" office:value-type="string" calcext:value-type="string">
            <text:p>A-</text:p>
          </table:table-cell>
          <table:table-cell table:number-columns-repeated="2" table:style-name="ce6" office:value-type="string" calcext:value-type="string">
            <text:p>A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10"/>
          <table:table-cell table:style-name="ce9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/>
          <table:table-cell table:style-name="ce17" table:formula="of:=[.AG10] + [.AM10] + #REF!10 + #REF!10 + [.AG10] + [.AG10]" office:value-type="string" office:string-value="" calcext:value-type="error">
            <text:p>Err:509</text:p>
          </table:table-cell>
          <table:table-cell table:style-name="ce19" table:formula="of:=IF([.AN10]&gt;=0.9875;&quot;A+&quot;;  IF([.AN10]&gt;=0.94; &quot;A&quot;; IF([.AN10]&gt;=0.9; &quot;A-&quot;; IF([.AN10]&gt;=0.87; &quot;B+&quot;; IF([.AN10]&gt;=0.84;&quot;B&quot;; IF([.AN10]&gt;=0.8; &quot;B-&quot;; IF([.AN10]&gt;=0.77; &quot;C+&quot;; IF([.AN10]&gt;=0.74;&quot;C&quot;; IF([.AN10]&gt;=0.7; &quot;C-&quot;; IF([.AN10]&gt;=0.67; &quot;D+&quot;; IF([.AN10]&gt;=0.64;&quot;D&quot;; IF([.AN10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C+</text:p>
          </table:table-cell>
          <table:table-cell table:style-name="ce19" table:formula="of:=VLOOKUP([.AO10]; [.$AW$2:.$AX$15]; 2; 0)" office:value-type="string" office:string-value="" calcext:value-type="error">
            <text:p>Err:509</text:p>
          </table:table-cell>
          <table:table-cell table:style-name="ce19" table:formula="of:=VLOOKUP([.AP10]; [.$AW$2:.$AX$15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Andreas Landgreb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10"/>
          <table:table-cell office:value-type="string" calcext:value-type="string">
            <text:p>C</text:p>
          </table:table-cell>
          <table:table-cell office:value-type="string" calcext:value-type="string">
            <text:p>C-</text:p>
          </table:table-cell>
          <table:table-cell table:number-columns-repeated="2"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table:number-columns-repeated="2" office:value-type="string" calcext:value-type="string">
            <text:p>B</text:p>
          </table:table-cell>
          <table:table-cell table:style-name="ce9"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table:number-columns-repeated="3" table:style-name="ce6" office:value-type="string" calcext:value-type="string">
            <text:p>A-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table:style-name="ce6" office:value-type="string" calcext:value-type="string">
            <text:p>C+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B</text:p>
          </table:table-cell>
          <table:table-cell table:style-name="ce10"/>
          <table:table-cell table:style-name="ce9" office:value-type="string" calcext:value-type="string">
            <text:p>A</text:p>
          </table:table-cell>
          <table:table-cell table:number-columns-repeated="4"/>
          <table:table-cell table:style-name="ce17" table:formula="of:=[.AG11] + [.AM11] + #REF!11 + #REF!11 + [.AG11] + [.AG11]" office:value-type="string" office:string-value="" calcext:value-type="error">
            <text:p>Err:509</text:p>
          </table:table-cell>
          <table:table-cell table:style-name="ce19" table:formula="of:=IF([.AN11]&gt;=0.9875;&quot;A+&quot;;  IF([.AN11]&gt;=0.94; &quot;A&quot;; IF([.AN11]&gt;=0.9; &quot;A-&quot;; IF([.AN11]&gt;=0.87; &quot;B+&quot;; IF([.AN11]&gt;=0.84;&quot;B&quot;; IF([.AN11]&gt;=0.8; &quot;B-&quot;; IF([.AN11]&gt;=0.77; &quot;C+&quot;; IF([.AN11]&gt;=0.74;&quot;C&quot;; IF([.AN11]&gt;=0.7; &quot;C-&quot;; IF([.AN11]&gt;=0.67; &quot;D+&quot;; IF([.AN11]&gt;=0.64;&quot;D&quot;; IF([.AN11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-</text:p>
          </table:table-cell>
          <table:table-cell table:style-name="ce19" table:formula="of:=VLOOKUP([.AO11]; [.$AW$2:.$AX$15]; 2; 0)" office:value-type="string" office:string-value="" calcext:value-type="error">
            <text:p>Err:509</text:p>
          </table:table-cell>
          <table:table-cell table:style-name="ce19" table:formula="of:=VLOOKUP([.AP11]; [.$AW$2:.$AX$15]; 2; 0)" office:value-type="float" office:value="2.7" calcext:value-type="float">
            <text:p>2.7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Alexander Mean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C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table:style-name="ce9" office:value-type="string" calcext:value-type="string">
            <text:p>A-</text:p>
          </table:table-cell>
          <table:table-cell table:style-name="ce10"/>
          <table:table-cell table:number-columns-repeated="3" table:style-name="ce6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-</text:p>
          </table:table-cell>
          <table:table-cell table:number-columns-repeated="2" table:style-name="ce6" office:value-type="string" calcext:value-type="string">
            <text:p>B</text:p>
          </table:table-cell>
          <table:table-cell table:style-name="ce6" office:value-type="string" calcext:value-type="string">
            <text:p>C-</text:p>
          </table:table-cell>
          <table:table-cell table:style-name="ce6" office:value-type="string" calcext:value-type="string">
            <text:p>A-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table:style-name="ce10"/>
          <table:table-cell table:style-name="ce9" office:value-type="string" calcext:value-type="string">
            <text:p>F</text:p>
          </table:table-cell>
          <table:table-cell office:value-type="string" calcext:value-type="string">
            <text:p>B-</text:p>
          </table:table-cell>
          <table:table-cell table:number-columns-repeated="3"/>
          <table:table-cell table:style-name="ce17" table:formula="of:=[.AG12] + [.AM12] + #REF!12 + #REF!12 + [.AG12] + [.AG12]" office:value-type="string" office:string-value="" calcext:value-type="error">
            <text:p>Err:509</text:p>
          </table:table-cell>
          <table:table-cell table:style-name="ce19" table:formula="of:=IF([.AN12]&gt;=0.9875;&quot;A+&quot;;  IF([.AN12]&gt;=0.94; &quot;A&quot;; IF([.AN12]&gt;=0.9; &quot;A-&quot;; IF([.AN12]&gt;=0.87; &quot;B+&quot;; IF([.AN12]&gt;=0.84;&quot;B&quot;; IF([.AN12]&gt;=0.8; &quot;B-&quot;; IF([.AN12]&gt;=0.77; &quot;C+&quot;; IF([.AN12]&gt;=0.74;&quot;C&quot;; IF([.AN12]&gt;=0.7; &quot;C-&quot;; IF([.AN12]&gt;=0.67; &quot;D+&quot;; IF([.AN12]&gt;=0.64;&quot;D&quot;; IF([.AN12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+</text:p>
          </table:table-cell>
          <table:table-cell table:style-name="ce19" table:formula="of:=VLOOKUP([.AO12]; [.$AW$2:.$AX$15]; 2; 0)" office:value-type="string" office:string-value="" calcext:value-type="error">
            <text:p>Err:509</text:p>
          </table:table-cell>
          <table:table-cell table:style-name="ce19" table:formula="of:=VLOOKUP([.AP12]; [.$AW$2:.$AX$15]; 2; 0)" office:value-type="float" office:value="3.3" calcext:value-type="float">
            <text:p>3.3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Keegan Shud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table:style-name="ce9" office:value-type="string" calcext:value-type="string">
            <text:p>A-</text:p>
          </table:table-cell>
          <table:table-cell table:style-name="ce10"/>
          <table:table-cell table:number-columns-repeated="3"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A-</text:p>
          </table:table-cell>
          <table:table-cell table:number-columns-repeated="2" table:style-name="ce6" office:value-type="string" calcext:value-type="string">
            <text:p>A</text:p>
          </table:table-cell>
          <table:table-cell table:style-name="ce6" office:value-type="string" calcext:value-type="string">
            <text:p>C+</text:p>
          </table:table-cell>
          <table:table-cell table:style-name="ce6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10"/>
          <table:table-cell table:style-name="ce9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table:number-columns-repeated="3"/>
          <table:table-cell table:style-name="ce17" table:formula="of:=[.AG13] + [.AM13] + #REF!13 + #REF!13 + [.AG13] + [.AG13]" office:value-type="string" office:string-value="" calcext:value-type="error">
            <text:p>Err:509</text:p>
          </table:table-cell>
          <table:table-cell table:style-name="ce19" table:formula="of:=IF([.AN13]&gt;=0.9875;&quot;A+&quot;;  IF([.AN13]&gt;=0.94; &quot;A&quot;; IF([.AN13]&gt;=0.9; &quot;A-&quot;; IF([.AN13]&gt;=0.87; &quot;B+&quot;; IF([.AN13]&gt;=0.84;&quot;B&quot;; IF([.AN13]&gt;=0.8; &quot;B-&quot;; IF([.AN13]&gt;=0.77; &quot;C+&quot;; IF([.AN13]&gt;=0.74;&quot;C&quot;; IF([.AN13]&gt;=0.7; &quot;C-&quot;; IF([.AN13]&gt;=0.67; &quot;D+&quot;; IF([.AN13]&gt;=0.64;&quot;D&quot;; IF([.AN13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A-</text:p>
          </table:table-cell>
          <table:table-cell table:style-name="ce19" table:formula="of:=VLOOKUP([.AO13]; [.$AW$2:.$AX$15]; 2; 0)" office:value-type="string" office:string-value="" calcext:value-type="error">
            <text:p>Err:509</text:p>
          </table:table-cell>
          <table:table-cell table:style-name="ce19" table:formula="of:=VLOOKUP([.AP13]; [.$AW$2:.$AX$15]; 2; 0)" office:value-type="float" office:value="3.7" calcext:value-type="float">
            <text:p>3.7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Luke Smith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A-</text:p>
          </table:table-cell>
          <table:table-cell table:style-name="ce10"/>
          <table:table-cell table:number-columns-repeated="3" table:style-name="ce6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A-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10"/>
          <table:table-cell table:style-name="ce9" office:value-type="string" calcext:value-type="string">
            <text:p>F</text:p>
          </table:table-cell>
          <table:table-cell office:value-type="string" calcext:value-type="string">
            <text:p>B+</text:p>
          </table:table-cell>
          <table:table-cell table:number-columns-repeated="3"/>
          <table:table-cell table:style-name="ce17" table:formula="of:=[.AG14] + [.AM14] + #REF!14 + #REF!14 + [.AG14] + [.AG14]" office:value-type="string" office:string-value="" calcext:value-type="error">
            <text:p>Err:509</text:p>
          </table:table-cell>
          <table:table-cell table:style-name="ce19" table:formula="of:=IF([.AN14]&gt;=0.9875;&quot;A+&quot;;  IF([.AN14]&gt;=0.94; &quot;A&quot;; IF([.AN14]&gt;=0.9; &quot;A-&quot;; IF([.AN14]&gt;=0.87; &quot;B+&quot;; IF([.AN14]&gt;=0.84;&quot;B&quot;; IF([.AN14]&gt;=0.8; &quot;B-&quot;; IF([.AN14]&gt;=0.77; &quot;C+&quot;; IF([.AN14]&gt;=0.74;&quot;C&quot;; IF([.AN14]&gt;=0.7; &quot;C-&quot;; IF([.AN14]&gt;=0.67; &quot;D+&quot;; IF([.AN14]&gt;=0.64;&quot;D&quot;; IF([.AN14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C+</text:p>
          </table:table-cell>
          <table:table-cell table:style-name="ce19" table:formula="of:=VLOOKUP([.AO14]; [.$AW$2:.$AX$15]; 2; 0)" office:value-type="string" office:string-value="" calcext:value-type="error">
            <text:p>Err:509</text:p>
          </table:table-cell>
          <table:table-cell table:style-name="ce19" table:formula="of:=VLOOKUP([.AP14]; [.$AW$2:.$AX$15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Michael Weisman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A-</text:p>
          </table:table-cell>
          <table:table-cell table:style-name="ce10"/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A+</text:p>
          </table:table-cell>
          <table:table-cell office:value-type="string" calcext:value-type="string">
            <text:p>A</text:p>
          </table:table-cell>
          <table:table-cell table:number-columns-repeated="3" table:style-name="ce6" office:value-type="string" calcext:value-type="string">
            <text:p>A</text:p>
          </table:table-cell>
          <table:table-cell table:style-name="ce6" office:value-type="string" calcext:value-type="string">
            <text:p>A-</text:p>
          </table:table-cell>
          <table:table-cell table:number-columns-repeated="3" table:style-name="ce6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table:style-name="ce10"/>
          <table:table-cell table:style-name="ce9"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17" table:formula="of:=[.AG15] + [.AM15] + #REF!15 + #REF!15 + [.AG15] + [.AG15]" office:value-type="string" office:string-value="" calcext:value-type="error">
            <text:p>Err:509</text:p>
          </table:table-cell>
          <table:table-cell table:style-name="ce19" table:formula="of:=IF([.AN15]&gt;=0.9875;&quot;A+&quot;;  IF([.AN15]&gt;=0.94; &quot;A&quot;; IF([.AN15]&gt;=0.9; &quot;A-&quot;; IF([.AN15]&gt;=0.87; &quot;B+&quot;; IF([.AN15]&gt;=0.84;&quot;B&quot;; IF([.AN15]&gt;=0.8; &quot;B-&quot;; IF([.AN15]&gt;=0.77; &quot;C+&quot;; IF([.AN15]&gt;=0.74;&quot;C&quot;; IF([.AN15]&gt;=0.7; &quot;C-&quot;; IF([.AN15]&gt;=0.67; &quot;D+&quot;; IF([.AN15]&gt;=0.64;&quot;D&quot;; IF([.AN15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-</text:p>
          </table:table-cell>
          <table:table-cell table:style-name="ce19" table:formula="of:=VLOOKUP([.AO15]; [.$AW$2:.$AX$15]; 2; 0)" office:value-type="string" office:string-value="" calcext:value-type="error">
            <text:p>Err:509</text:p>
          </table:table-cell>
          <table:table-cell table:style-name="ce19" table:formula="of:=VLOOKUP([.AP15]; [.$AW$2:.$AX$15]; 2; 0)" office:value-type="float" office:value="2.7" calcext:value-type="float">
            <text:p>2.7</text:p>
          </table:table-cell>
          <table:table-cell/>
          <table:table-cell table:style-name="Default" office:value-type="string" calcext:value-type="string">
            <text:p>HC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2"/>
          <table:table-cell table:number-columns-repeated="974"/>
        </table:table-row>
        <table:table-row table:style-name="ro1">
          <table:table-cell table:style-name="ce2" office:value-type="string" calcext:value-type="string">
            <text:p>Hanzhong Zheng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-</text:p>
          </table:table-cell>
          <table:table-cell table:style-name="ce9" office:value-type="string" calcext:value-type="string">
            <text:p>B</text:p>
          </table:table-cell>
          <table:table-cell table:style-name="ce10"/>
          <table:table-cell table:number-columns-repeated="2" table:style-name="ce6" office:value-type="string" calcext:value-type="string">
            <text:p>A</text:p>
          </table:table-cell>
          <table:table-cell table:number-columns-repeated="3" table:style-name="ce6" office:value-type="string" calcext:value-type="string">
            <text:p>A-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table:style-name="ce6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table:style-name="ce10"/>
          <table:table-cell table:style-name="ce9" office:value-type="string" calcext:value-type="string">
            <text:p>F</text:p>
          </table:table-cell>
          <table:table-cell office:value-type="string" calcext:value-type="string">
            <text:p>B+</text:p>
          </table:table-cell>
          <table:table-cell table:number-columns-repeated="3"/>
          <table:table-cell table:style-name="ce17" table:formula="of:=[.AG16] + [.AM16] + #REF!16 + #REF!16 + [.AG16] + [.AG16]" office:value-type="string" office:string-value="" calcext:value-type="error">
            <text:p>Err:509</text:p>
          </table:table-cell>
          <table:table-cell table:style-name="ce19" table:formula="of:=IF([.AN16]&gt;=0.9875;&quot;A+&quot;;  IF([.AN16]&gt;=0.94; &quot;A&quot;; IF([.AN16]&gt;=0.9; &quot;A-&quot;; IF([.AN16]&gt;=0.87; &quot;B+&quot;; IF([.AN16]&gt;=0.84;&quot;B&quot;; IF([.AN16]&gt;=0.8; &quot;B-&quot;; IF([.AN16]&gt;=0.77; &quot;C+&quot;; IF([.AN16]&gt;=0.74;&quot;C&quot;; IF([.AN16]&gt;=0.7; &quot;C-&quot;; IF([.AN16]&gt;=0.67; &quot;D+&quot;; IF([.AN16]&gt;=0.64;&quot;D&quot;; IF([.AN16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-</text:p>
          </table:table-cell>
          <table:table-cell table:style-name="ce19" table:formula="of:=VLOOKUP([.AO16]; [.$AW$2:.$AX$15]; 2; 0)" office:value-type="string" office:string-value="" calcext:value-type="error">
            <text:p>Err:509</text:p>
          </table:table-cell>
          <table:table-cell table:style-name="ce19" table:formula="of:=VLOOKUP([.AP16]; [.$AW$2:.$AX$15]; 2; 0)" office:value-type="float" office:value="2.7" calcext:value-type="float">
            <text:p>2.7</text:p>
          </table:table-cell>
          <table:table-cell/>
          <table:table-cell table:style-name="ce26"/>
          <table:table-cell table:style-name="ce15"/>
          <table:table-cell/>
          <table:table-cell table:style-name="ce26"/>
          <table:table-cell table:style-name="ce33"/>
          <table:table-cell table:number-columns-repeated="2"/>
          <table:table-cell table:style-name="Default"/>
          <table:table-cell table:number-columns-repeated="971"/>
        </table:table-row>
        <table:table-row table:style-name="ro1">
          <table:table-cell table:number-columns-repeated="18"/>
          <table:table-cell table:style-name="ce6"/>
          <table:table-cell table:number-columns-repeated="15"/>
          <table:table-cell table:style-name="ce6"/>
          <table:table-cell table:number-columns-repeated="4"/>
          <table:table-cell table:style-name="ce17" table:formula="of:=[.AG17] + [.AM17] + #REF!17 + #REF!17 + [.AG17] + [.AG17]" office:value-type="string" office:string-value="" calcext:value-type="error">
            <text:p>Err:509</text:p>
          </table:table-cell>
          <table:table-cell table:style-name="ce19" table:formula="of:=IF([.AN17]&gt;=0.9875;&quot;A+&quot;;  IF([.AN17]&gt;=0.94; &quot;A&quot;; IF([.AN17]&gt;=0.9; &quot;A-&quot;; IF([.AN17]&gt;=0.87; &quot;B+&quot;; IF([.AN17]&gt;=0.84;&quot;B&quot;; IF([.AN17]&gt;=0.8; &quot;B-&quot;; IF([.AN17]&gt;=0.77; &quot;C+&quot;; IF([.AN17]&gt;=0.74;&quot;C&quot;; IF([.AN17]&gt;=0.7; &quot;C-&quot;; IF([.AN17]&gt;=0.67; &quot;D+&quot;; IF([.AN17]&gt;=0.64;&quot;D&quot;; IF([.AN17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+</text:p>
          </table:table-cell>
          <table:table-cell table:style-name="ce19" table:formula="of:=VLOOKUP([.AO17]; [.$AW$2:.$AX$15]; 2; 0)" office:value-type="string" office:string-value="" calcext:value-type="error">
            <text:p>Err:509</text:p>
          </table:table-cell>
          <table:table-cell table:style-name="ce19" table:formula="of:=VLOOKUP([.AP17]; [.$AW$2:.$AX$15]; 2; 0)" office:value-type="float" office:value="3.3" calcext:value-type="float">
            <text:p>3.3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74"/>
        </table:table-row>
        <table:table-row table:style-name="ro1">
          <table:table-cell table:style-name="ce2"/>
          <table:table-cell table:number-columns-repeated="38"/>
          <table:table-cell table:style-name="ce17" table:formula="of:=[.AG18] + [.AM18] + #REF!18 + #REF!18 + [.AG18] + [.AG18]" office:value-type="string" office:string-value="" calcext:value-type="error">
            <text:p>Err:509</text:p>
          </table:table-cell>
          <table:table-cell table:style-name="ce19" table:formula="of:=IF([.AN18]&gt;=0.9875;&quot;A+&quot;;  IF([.AN18]&gt;=0.94; &quot;A&quot;; IF([.AN18]&gt;=0.9; &quot;A-&quot;; IF([.AN18]&gt;=0.87; &quot;B+&quot;; IF([.AN18]&gt;=0.84;&quot;B&quot;; IF([.AN18]&gt;=0.8; &quot;B-&quot;; IF([.AN18]&gt;=0.77; &quot;C+&quot;; IF([.AN18]&gt;=0.74;&quot;C&quot;; IF([.AN18]&gt;=0.7; &quot;C-&quot;; IF([.AN18]&gt;=0.67; &quot;D+&quot;; IF([.AN18]&gt;=0.64;&quot;D&quot;; IF([.AN18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</text:p>
          </table:table-cell>
          <table:table-cell table:style-name="ce19" table:formula="of:=VLOOKUP([.AO18]; [.$AW$2:.$AX$15]; 2; 0)" office:value-type="string" office:string-value="" calcext:value-type="error">
            <text:p>Err:509</text:p>
          </table:table-cell>
          <table:table-cell table:style-name="ce19" table:formula="of:=VLOOKUP([.AP18]; [.$AW$2:.$AX$15]; 2; 0)" office:value-type="float" office:value="3" calcext:value-type="float">
            <text:p>3</text:p>
          </table:table-cell>
          <table:table-cell table:number-columns-repeated="980"/>
        </table:table-row>
        <table:table-row table:style-name="ro1">
          <table:table-cell table:number-columns-repeated="39"/>
          <table:table-cell table:style-name="ce17" table:formula="of:=[.AG19] + [.AM19] + #REF!19 + #REF!19 + [.AG19] + [.AG19]" office:value-type="string" office:string-value="" calcext:value-type="error">
            <text:p>Err:509</text:p>
          </table:table-cell>
          <table:table-cell table:style-name="ce19" table:formula="of:=IF([.AN19]&gt;=0.9875;&quot;A+&quot;;  IF([.AN19]&gt;=0.94; &quot;A&quot;; IF([.AN19]&gt;=0.9; &quot;A-&quot;; IF([.AN19]&gt;=0.87; &quot;B+&quot;; IF([.AN19]&gt;=0.84;&quot;B&quot;; IF([.AN19]&gt;=0.8; &quot;B-&quot;; IF([.AN19]&gt;=0.77; &quot;C+&quot;; IF([.AN19]&gt;=0.74;&quot;C&quot;; IF([.AN19]&gt;=0.7; &quot;C-&quot;; IF([.AN19]&gt;=0.67; &quot;D+&quot;; IF([.AN19]&gt;=0.64;&quot;D&quot;; IF([.AN19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+</text:p>
          </table:table-cell>
          <table:table-cell table:style-name="ce19" table:formula="of:=VLOOKUP([.AO19]; [.$AW$2:.$AX$15]; 2; 0)" office:value-type="string" office:string-value="" calcext:value-type="error">
            <text:p>Err:509</text:p>
          </table:table-cell>
          <table:table-cell table:style-name="ce19" table:formula="of:=VLOOKUP([.AP19]; [.$AW$2:.$AX$15]; 2; 0)" office:value-type="float" office:value="3.3" calcext:value-type="float">
            <text:p>3.3</text:p>
          </table:table-cell>
          <table:table-cell table:number-columns-repeated="980"/>
        </table:table-row>
        <table:table-row table:style-name="ro1">
          <table:table-cell table:number-columns-repeated="19"/>
          <table:table-cell table:style-name="Default"/>
          <table:table-cell table:number-columns-repeated="19"/>
          <table:table-cell table:style-name="ce17"/>
          <table:table-cell table:style-name="ce19" table:number-columns-repeated="4"/>
          <table:table-cell table:number-columns-repeated="980"/>
        </table:table-row>
        <table:table-row table:style-name="ro1" table:number-rows-repeated="2">
          <table:table-cell table:number-columns-repeated="16"/>
          <table:table-cell table:style-name="Default"/>
          <table:table-cell table:number-columns-repeated="2"/>
          <table:table-cell table:style-name="Default"/>
          <table:table-cell table:number-columns-repeated="19"/>
          <table:table-cell table:style-name="ce17"/>
          <table:table-cell table:style-name="ce19" table:number-columns-repeated="4"/>
          <table:table-cell table:number-columns-repeated="980"/>
        </table:table-row>
        <table:table-row table:style-name="ro1">
          <table:table-cell table:number-columns-repeated="16"/>
          <table:table-cell table:style-name="Default"/>
          <table:table-cell table:number-columns-repeated="2"/>
          <table:table-cell table:style-name="Default"/>
          <table:table-cell table:number-columns-repeated="19"/>
          <table:table-cell table:style-name="ce19" table:formula="of:=AVERAGE([.AN2:.AN19])" office:value-type="string" office:string-value="" calcext:value-type="error">
            <text:p>Err:509</text:p>
          </table:table-cell>
          <table:table-cell table:style-name="ce22" table:number-columns-repeated="2"/>
          <table:table-cell table:style-name="ce19" table:formula="of:=AVERAGE([.AQ2:.AQ22])" office:value-type="string" office:string-value="" calcext:value-type="error">
            <text:p>Err:509</text:p>
          </table:table-cell>
          <table:table-cell table:style-name="ce19" table:formula="of:=AVERAGE([.AR2:.AR22])" office:value-type="float" office:value="2.79444444444444" calcext:value-type="float">
            <text:p>2.7944444444</text:p>
          </table:table-cell>
          <table:table-cell table:number-columns-repeated="980"/>
        </table:table-row>
        <table:table-row table:style-name="ro1" table:number-rows-repeated="12">
          <table:table-cell table:number-columns-repeated="16"/>
          <table:table-cell table:style-name="Default"/>
          <table:table-cell table:number-columns-repeated="2"/>
          <table:table-cell table:style-name="Default"/>
          <table:table-cell table:number-columns-repeated="1004"/>
        </table:table-row>
        <table:table-row table:style-name="ro1">
          <table:table-cell table:number-columns-repeated="16"/>
          <table:table-cell table:style-name="Default"/>
          <table:table-cell table:number-columns-repeated="1007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8">00/00/0000</text:date>, <text:time style:data-style-name="N2" text:time-value="10:12:35.0680678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5-04-28T10:41:02.330396962</dc:date>
    <dc:creator>Gregory Kapfhammer</dc:creator>
    <meta:editing-duration>P10DT57M41S</meta:editing-duration>
    <meta:editing-cycles>349</meta:editing-cycles>
    <meta:generator>LibreOffice/4.2.7.2$Linux_x86 LibreOffice_project/420m0$Build-2</meta:generator>
    <meta:printed-by>Gregory Kapfhammer</meta:printed-by>
    <meta:print-date>2012-12-31T15:26:41</meta:print-date>
    <meta:document-statistic meta:table-count="1" meta:cell-count="685" meta:object-count="0"/>
  </office:meta>
</office:document-meta>
</file>